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Obj milp</text:p>
          </table:table-cell>
          <table:table-cell office:value-type="string" calcext:value-type="string">
            <text:p>time milp 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obj ag-ifo</text:p>
          </table:table-cell>
          <table:table-cell office:value-type="string" calcext:value-type="string">
            <text:p>time ag-ifo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amélioration</text:p>
          </table:table-cell>
          <table:table-cell/>
          <table:table-cell office:value-type="string" calcext:value-type="string">
            <text:p>Instances</text:p>
          </table:table-cell>
          <table:table-cell office:value-type="string" calcext:value-type="string">
            <text:p>Obj milp</text:p>
          </table:table-cell>
          <table:table-cell office:value-type="string" calcext:value-type="string">
            <text:p>time milp 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obj ag-ifo</text:p>
          </table:table-cell>
          <table:table-cell office:value-type="string" calcext:value-type="string">
            <text:p>time ag-ifo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amélioration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25-15</text:p>
          </table:table-cell>
          <table:table-cell office:value-type="float" office:value="256710.2" calcext:value-type="float">
            <text:p>256710,2</text:p>
          </table:table-cell>
          <table:table-cell office:value-type="float" office:value="1800" calcext:value-type="float">
            <text:p>1800</text:p>
          </table:table-cell>
          <table:table-cell office:value-type="float" office:value="294317.36" calcext:value-type="float">
            <text:p>294317,36</text:p>
          </table:table-cell>
          <table:table-cell office:value-type="float" office:value="262406.95" calcext:value-type="float">
            <text:p>262406,95</text:p>
          </table:table-cell>
          <table:table-cell office:value-type="float" office:value="83.2" calcext:value-type="float">
            <text:p>83,2</text:p>
          </table:table-cell>
          <table:table-cell table:formula="of:=(([.E2]-[.B2])/[.B2])*100" office:value-type="float" office:value="2.21913659838994" calcext:value-type="float">
            <text:p>2,21913659838994</text:p>
          </table:table-cell>
          <table:table-cell table:formula="of:=(([.D2]-[.E2])/[.D2])*100" office:value-type="float" office:value="10.8421773014001" calcext:value-type="float">
            <text:p>10,8421773014001</text:p>
          </table:table-cell>
          <table:table-cell/>
          <table:table-cell table:style-name="ce1" office:value-type="string" calcext:value-type="string" table:number-columns-spanned="1" table:number-rows-spanned="10">
            <text:p>30-25</text:p>
          </table:table-cell>
          <table:table-cell office:value-type="float" office:value="490868.07" calcext:value-type="float">
            <text:p>490868,07</text:p>
          </table:table-cell>
          <table:table-cell office:value-type="float" office:value="1800" calcext:value-type="float">
            <text:p>1800</text:p>
          </table:table-cell>
          <table:table-cell office:value-type="float" office:value="575856.9" calcext:value-type="float">
            <text:p>575856,9</text:p>
          </table:table-cell>
          <table:table-cell office:value-type="float" office:value="494497.62" calcext:value-type="float">
            <text:p>494497,62</text:p>
          </table:table-cell>
          <table:table-cell office:value-type="float" office:value="245.04" calcext:value-type="float">
            <text:p>245,04</text:p>
          </table:table-cell>
          <table:table-cell table:formula="of:=(([.N2]-[.K2])/[.K2])*100" office:value-type="float" office:value="0.739414564080322" calcext:value-type="float">
            <text:p>0,739414564080322</text:p>
          </table:table-cell>
          <table:table-cell table:formula="of:=(([.M2]-[.N2])/[.M2])*100" office:value-type="float" office:value="14.1283850206536" calcext:value-type="float">
            <text:p>14,1283850206536</text:p>
          </table:table-cell>
        </table:table-row>
        <table:table-row table:style-name="ro1">
          <table:covered-table-cell/>
          <table:table-cell office:value-type="float" office:value="262267.19" calcext:value-type="float">
            <text:p>262267,19</text:p>
          </table:table-cell>
          <table:table-cell office:value-type="float" office:value="112.34" calcext:value-type="float">
            <text:p>112,34</text:p>
          </table:table-cell>
          <table:table-cell office:value-type="float" office:value="304955.35" calcext:value-type="float">
            <text:p>304955,35</text:p>
          </table:table-cell>
          <table:table-cell office:value-type="float" office:value="262549.97" calcext:value-type="float">
            <text:p>262549,97</text:p>
          </table:table-cell>
          <table:table-cell office:value-type="float" office:value="82.31" calcext:value-type="float">
            <text:p>82,31</text:p>
          </table:table-cell>
          <table:table-cell table:formula="of:=(([.E3]-[.B3])/[.B3])*100" office:value-type="float" office:value="0.107821340519174" calcext:value-type="float">
            <text:p>0,107821340519174</text:p>
          </table:table-cell>
          <table:table-cell table:formula="of:=(([.D3]-[.E3])/[.D3])*100" office:value-type="float" office:value="13.9054389437667" calcext:value-type="float">
            <text:p>13,9054389437667</text:p>
          </table:table-cell>
          <table:table-cell/>
          <table:covered-table-cell/>
          <table:table-cell office:value-type="float" office:value="483403.69" calcext:value-type="float">
            <text:p>483403,69</text:p>
          </table:table-cell>
          <table:table-cell office:value-type="float" office:value="268.07" calcext:value-type="float">
            <text:p>268,07</text:p>
          </table:table-cell>
          <table:table-cell office:value-type="float" office:value="574788.81" calcext:value-type="float">
            <text:p>574788,81</text:p>
          </table:table-cell>
          <table:table-cell office:value-type="float" office:value="490331.66" calcext:value-type="float">
            <text:p>490331,66</text:p>
          </table:table-cell>
          <table:table-cell office:value-type="float" office:value="246.27" calcext:value-type="float">
            <text:p>246,27</text:p>
          </table:table-cell>
          <table:table-cell table:formula="of:=(([.N3]-[.K3])/[.K3])*100" office:value-type="float" office:value="1.43316448411885" calcext:value-type="float">
            <text:p>1,43316448411885</text:p>
          </table:table-cell>
          <table:table-cell table:formula="of:=(([.M3]-[.N3])/[.M3])*100" office:value-type="float" office:value="14.6935967664367" calcext:value-type="float">
            <text:p>14,6935967664367</text:p>
          </table:table-cell>
        </table:table-row>
        <table:table-row table:style-name="ro1">
          <table:covered-table-cell/>
          <table:table-cell office:value-type="float" office:value="282083.81" calcext:value-type="float">
            <text:p>282083,81</text:p>
          </table:table-cell>
          <table:table-cell office:value-type="float" office:value="1800" calcext:value-type="float">
            <text:p>1800</text:p>
          </table:table-cell>
          <table:table-cell office:value-type="float" office:value="321970" calcext:value-type="float">
            <text:p>321970</text:p>
          </table:table-cell>
          <table:table-cell office:value-type="float" office:value="290873.99" calcext:value-type="float">
            <text:p>290873,99</text:p>
          </table:table-cell>
          <table:table-cell office:value-type="float" office:value="81.78" calcext:value-type="float">
            <text:p>81,78</text:p>
          </table:table-cell>
          <table:table-cell table:formula="of:=(([.E4]-[.B4])/[.B4])*100" office:value-type="float" office:value="3.11615898835172" calcext:value-type="float">
            <text:p>3,11615898835172</text:p>
          </table:table-cell>
          <table:table-cell table:formula="of:=(([.D4]-[.E4])/[.D4])*100" office:value-type="float" office:value="9.6580457806628" calcext:value-type="float">
            <text:p>9,6580457806628</text:p>
          </table:table-cell>
          <table:table-cell/>
          <table:covered-table-cell/>
          <table:table-cell office:value-type="float" office:value="487631.59" calcext:value-type="float">
            <text:p>487631,59</text:p>
          </table:table-cell>
          <table:table-cell office:value-type="float" office:value="1800" calcext:value-type="float">
            <text:p>1800</text:p>
          </table:table-cell>
          <table:table-cell office:value-type="float" office:value="577199.67" calcext:value-type="float">
            <text:p>577199,67</text:p>
          </table:table-cell>
          <table:table-cell office:value-type="float" office:value="492447.14" calcext:value-type="float">
            <text:p>492447,14</text:p>
          </table:table-cell>
          <table:table-cell office:value-type="float" office:value="246.84" calcext:value-type="float">
            <text:p>246,84</text:p>
          </table:table-cell>
          <table:table-cell table:formula="of:=(([.N4]-[.K4])/[.K4])*100" office:value-type="float" office:value="0.987538563693133" calcext:value-type="float">
            <text:p>0,987538563693133</text:p>
          </table:table-cell>
          <table:table-cell table:formula="of:=(([.M4]-[.N4])/[.M4])*100" office:value-type="float" office:value="14.6833989007651" calcext:value-type="float">
            <text:p>14,6833989007651</text:p>
          </table:table-cell>
        </table:table-row>
        <table:table-row table:style-name="ro1">
          <table:covered-table-cell/>
          <table:table-cell office:value-type="float" office:value="280265.4" calcext:value-type="float">
            <text:p>280265,4</text:p>
          </table:table-cell>
          <table:table-cell office:value-type="float" office:value="943.73" calcext:value-type="float">
            <text:p>943,73</text:p>
          </table:table-cell>
          <table:table-cell office:value-type="float" office:value="327141" calcext:value-type="float">
            <text:p>327141</text:p>
          </table:table-cell>
          <table:table-cell office:value-type="float" office:value="287868.67" calcext:value-type="float">
            <text:p>287868,67</text:p>
          </table:table-cell>
          <table:table-cell office:value-type="float" office:value="82.49" calcext:value-type="float">
            <text:p>82,49</text:p>
          </table:table-cell>
          <table:table-cell table:formula="of:=(([.E5]-[.B5])/[.B5])*100" office:value-type="float" office:value="2.71288214670807" calcext:value-type="float">
            <text:p>2,71288214670807</text:p>
          </table:table-cell>
          <table:table-cell table:formula="of:=(([.D5]-[.E5])/[.D5])*100" office:value-type="float" office:value="12.0047105070902" calcext:value-type="float">
            <text:p>12,0047105070902</text:p>
          </table:table-cell>
          <table:table-cell/>
          <table:covered-table-cell/>
          <table:table-cell office:value-type="float" office:value="501471.06" calcext:value-type="float">
            <text:p>501471,06</text:p>
          </table:table-cell>
          <table:table-cell office:value-type="float" office:value="1800" calcext:value-type="float">
            <text:p>1800</text:p>
          </table:table-cell>
          <table:table-cell office:value-type="float" office:value="598447.05" calcext:value-type="float">
            <text:p>598447,05</text:p>
          </table:table-cell>
          <table:table-cell office:value-type="float" office:value="508702.99" calcext:value-type="float">
            <text:p>508702,99</text:p>
          </table:table-cell>
          <table:table-cell office:value-type="float" office:value="246.85" calcext:value-type="float">
            <text:p>246,85</text:p>
          </table:table-cell>
          <table:table-cell table:formula="of:=(([.N5]-[.K5])/[.K5])*100" office:value-type="float" office:value="1.44214304211294" calcext:value-type="float">
            <text:p>1,44214304211294</text:p>
          </table:table-cell>
          <table:table-cell table:formula="of:=(([.M5]-[.N5])/[.M5])*100" office:value-type="float" office:value="14.9961571370433" calcext:value-type="float">
            <text:p>14,9961571370433</text:p>
          </table:table-cell>
        </table:table-row>
        <table:table-row table:style-name="ro1">
          <table:covered-table-cell/>
          <table:table-cell office:value-type="float" office:value="287579.32" calcext:value-type="float">
            <text:p>287579,32</text:p>
          </table:table-cell>
          <table:table-cell office:value-type="float" office:value="12.64" calcext:value-type="float">
            <text:p>12,64</text:p>
          </table:table-cell>
          <table:table-cell office:value-type="float" office:value="323362.89" calcext:value-type="float">
            <text:p>323362,89</text:p>
          </table:table-cell>
          <table:table-cell office:value-type="float" office:value="289535.99" calcext:value-type="float">
            <text:p>289535,99</text:p>
          </table:table-cell>
          <table:table-cell office:value-type="float" office:value="83.34" calcext:value-type="float">
            <text:p>83,34</text:p>
          </table:table-cell>
          <table:table-cell table:formula="of:=(([.E6]-[.B6])/[.B6])*100" office:value-type="float" office:value="0.680393152052791" calcext:value-type="float">
            <text:p>0,680393152052791</text:p>
          </table:table-cell>
          <table:table-cell table:formula="of:=(([.D6]-[.E6])/[.D6])*100" office:value-type="float" office:value="10.4609715728357" calcext:value-type="float">
            <text:p>10,4609715728357</text:p>
          </table:table-cell>
          <table:table-cell/>
          <table:covered-table-cell/>
          <table:table-cell office:value-type="float" office:value="491061.61" calcext:value-type="float">
            <text:p>491061,61</text:p>
          </table:table-cell>
          <table:table-cell office:value-type="float" office:value="4.25" calcext:value-type="float">
            <text:p>4,25</text:p>
          </table:table-cell>
          <table:table-cell office:value-type="float" office:value="572952.29" calcext:value-type="float">
            <text:p>572952,29</text:p>
          </table:table-cell>
          <table:table-cell office:value-type="float" office:value="492261.39" calcext:value-type="float">
            <text:p>492261,39</text:p>
          </table:table-cell>
          <table:table-cell office:value-type="float" office:value="245.5" calcext:value-type="float">
            <text:p>245,5</text:p>
          </table:table-cell>
          <table:table-cell table:formula="of:=(([.N6]-[.K6])/[.K6])*100" office:value-type="float" office:value="0.244323721416551" calcext:value-type="float">
            <text:p>0,244323721416551</text:p>
          </table:table-cell>
          <table:table-cell table:formula="of:=(([.M6]-[.N6])/[.M6])*100" office:value-type="float" office:value="14.0833541305856" calcext:value-type="float">
            <text:p>14,0833541305856</text:p>
          </table:table-cell>
        </table:table-row>
        <table:table-row table:style-name="ro1">
          <table:covered-table-cell/>
          <table:table-cell office:value-type="float" office:value="287251.87" calcext:value-type="float">
            <text:p>287251,87</text:p>
          </table:table-cell>
          <table:table-cell office:value-type="float" office:value="4.55" calcext:value-type="float">
            <text:p>4,55</text:p>
          </table:table-cell>
          <table:table-cell office:value-type="float" office:value="330462.12" calcext:value-type="float">
            <text:p>330462,12</text:p>
          </table:table-cell>
          <table:table-cell office:value-type="float" office:value="289804.67" calcext:value-type="float">
            <text:p>289804,67</text:p>
          </table:table-cell>
          <table:table-cell office:value-type="float" office:value="81.61" calcext:value-type="float">
            <text:p>81,61</text:p>
          </table:table-cell>
          <table:table-cell table:formula="of:=(([.E7]-[.B7])/[.B7])*100" office:value-type="float" office:value="0.888697434763432" calcext:value-type="float">
            <text:p>0,888697434763432</text:p>
          </table:table-cell>
          <table:table-cell table:formula="of:=(([.D7]-[.E7])/[.D7])*100" office:value-type="float" office:value="12.3032104254491" calcext:value-type="float">
            <text:p>12,3032104254491</text:p>
          </table:table-cell>
          <table:table-cell/>
          <table:covered-table-cell/>
          <table:table-cell office:value-type="float" office:value="474366.61" calcext:value-type="float">
            <text:p>474366,61</text:p>
          </table:table-cell>
          <table:table-cell office:value-type="float" office:value="14.05" calcext:value-type="float">
            <text:p>14,05</text:p>
          </table:table-cell>
          <table:table-cell office:value-type="float" office:value="548411.22" calcext:value-type="float">
            <text:p>548411,22</text:p>
          </table:table-cell>
          <table:table-cell office:value-type="float" office:value="481549" calcext:value-type="float">
            <text:p>481549</text:p>
          </table:table-cell>
          <table:table-cell office:value-type="float" office:value="265.28" calcext:value-type="float">
            <text:p>265,28</text:p>
          </table:table-cell>
          <table:table-cell table:formula="of:=(([.N7]-[.K7])/[.K7])*100" office:value-type="float" office:value="1.51410108734255" calcext:value-type="float">
            <text:p>1,51410108734255</text:p>
          </table:table-cell>
          <table:table-cell table:formula="of:=(([.M7]-[.N7])/[.M7])*100" office:value-type="float" office:value="12.1919861522892" calcext:value-type="float">
            <text:p>12,1919861522892</text:p>
          </table:table-cell>
        </table:table-row>
        <table:table-row table:style-name="ro1">
          <table:covered-table-cell/>
          <table:table-cell office:value-type="float" office:value="284646.43" calcext:value-type="float">
            <text:p>284646,43</text:p>
          </table:table-cell>
          <table:table-cell office:value-type="float" office:value="600.88" calcext:value-type="float">
            <text:p>600,88</text:p>
          </table:table-cell>
          <table:table-cell office:value-type="float" office:value="328083" calcext:value-type="float">
            <text:p>328083</text:p>
          </table:table-cell>
          <table:table-cell office:value-type="float" office:value="292584.35" calcext:value-type="float">
            <text:p>292584,35</text:p>
          </table:table-cell>
          <table:table-cell office:value-type="float" office:value="82.47" calcext:value-type="float">
            <text:p>82,47</text:p>
          </table:table-cell>
          <table:table-cell table:formula="of:=(([.E8]-[.B8])/[.B8])*100" office:value-type="float" office:value="2.78869473261969" calcext:value-type="float">
            <text:p>2,78869473261969</text:p>
          </table:table-cell>
          <table:table-cell table:formula="of:=(([.D8]-[.E8])/[.D8])*100" office:value-type="float" office:value="10.8200211531838" calcext:value-type="float">
            <text:p>10,8200211531838</text:p>
          </table:table-cell>
          <table:table-cell/>
          <table:covered-table-cell/>
          <table:table-cell office:value-type="float" office:value="480444" calcext:value-type="float">
            <text:p>480444</text:p>
          </table:table-cell>
          <table:table-cell office:value-type="float" office:value="471.99" calcext:value-type="float">
            <text:p>471,99</text:p>
          </table:table-cell>
          <table:table-cell office:value-type="float" office:value="590489.11" calcext:value-type="float">
            <text:p>590489,11</text:p>
          </table:table-cell>
          <table:table-cell office:value-type="float" office:value="485007.31" calcext:value-type="float">
            <text:p>485007,31</text:p>
          </table:table-cell>
          <table:table-cell office:value-type="float" office:value="243.47" calcext:value-type="float">
            <text:p>243,47</text:p>
          </table:table-cell>
          <table:table-cell table:formula="of:=(([.N8]-[.K8])/[.K8])*100" office:value-type="float" office:value="0.949811008150793" calcext:value-type="float">
            <text:p>0,949811008150793</text:p>
          </table:table-cell>
          <table:table-cell table:formula="of:=(([.M8]-[.N8])/[.M8])*100" office:value-type="float" office:value="17.8634623761309" calcext:value-type="float">
            <text:p>17,8634623761309</text:p>
          </table:table-cell>
        </table:table-row>
        <table:table-row table:style-name="ro1">
          <table:covered-table-cell/>
          <table:table-cell office:value-type="float" office:value="262632.83" calcext:value-type="float">
            <text:p>262632,83</text:p>
          </table:table-cell>
          <table:table-cell office:value-type="float" office:value="66.44" calcext:value-type="float">
            <text:p>66,44</text:p>
          </table:table-cell>
          <table:table-cell office:value-type="float" office:value="312575.8" calcext:value-type="float">
            <text:p>312575,8</text:p>
          </table:table-cell>
          <table:table-cell office:value-type="float" office:value="272411.11" calcext:value-type="float">
            <text:p>272411,11</text:p>
          </table:table-cell>
          <table:table-cell office:value-type="float" office:value="82.52" calcext:value-type="float">
            <text:p>82,52</text:p>
          </table:table-cell>
          <table:table-cell table:formula="of:=(([.E9]-[.B9])/[.B9])*100" office:value-type="float" office:value="3.72317505012605" calcext:value-type="float">
            <text:p>3,72317505012605</text:p>
          </table:table-cell>
          <table:table-cell table:formula="of:=(([.D9]-[.E9])/[.D9])*100" office:value-type="float" office:value="12.8495840049038" calcext:value-type="float">
            <text:p>12,8495840049038</text:p>
          </table:table-cell>
          <table:table-cell/>
          <table:covered-table-cell/>
          <table:table-cell office:value-type="float" office:value="478180" calcext:value-type="float">
            <text:p>478180</text:p>
          </table:table-cell>
          <table:table-cell office:value-type="float" office:value="494.33" calcext:value-type="float">
            <text:p>494,33</text:p>
          </table:table-cell>
          <table:table-cell office:value-type="float" office:value="564644.67" calcext:value-type="float">
            <text:p>564644,67</text:p>
          </table:table-cell>
          <table:table-cell office:value-type="float" office:value="479466.99" calcext:value-type="float">
            <text:p>479466,99</text:p>
          </table:table-cell>
          <table:table-cell office:value-type="float" office:value="244.08" calcext:value-type="float">
            <text:p>244,08</text:p>
          </table:table-cell>
          <table:table-cell table:formula="of:=(([.N9]-[.K9])/[.K9])*100" office:value-type="float" office:value="0.269143418796267" calcext:value-type="float">
            <text:p>0,269143418796267</text:p>
          </table:table-cell>
          <table:table-cell table:formula="of:=(([.M9]-[.N9])/[.M9])*100" office:value-type="float" office:value="15.085182686662" calcext:value-type="float">
            <text:p>15,085182686662</text:p>
          </table:table-cell>
        </table:table-row>
        <table:table-row table:style-name="ro1">
          <table:covered-table-cell/>
          <table:table-cell office:value-type="float" office:value="272059.14" calcext:value-type="float">
            <text:p>272059,14</text:p>
          </table:table-cell>
          <table:table-cell office:value-type="float" office:value="1800" calcext:value-type="float">
            <text:p>1800</text:p>
          </table:table-cell>
          <table:table-cell office:value-type="float" office:value="312600.22" calcext:value-type="float">
            <text:p>312600,22</text:p>
          </table:table-cell>
          <table:table-cell office:value-type="float" office:value="279389.15" calcext:value-type="float">
            <text:p>279389,15</text:p>
          </table:table-cell>
          <table:table-cell office:value-type="float" office:value="82.2" calcext:value-type="float">
            <text:p>82,2</text:p>
          </table:table-cell>
          <table:table-cell table:formula="of:=(([.E10]-[.B10])/[.B10])*100" office:value-type="float" office:value="2.69427081185363" calcext:value-type="float">
            <text:p>2,69427081185363</text:p>
          </table:table-cell>
          <table:table-cell table:formula="of:=(([.D10]-[.E10])/[.D10])*100" office:value-type="float" office:value="10.6241351973457" calcext:value-type="float">
            <text:p>10,6241351973457</text:p>
          </table:table-cell>
          <table:table-cell/>
          <table:covered-table-cell/>
          <table:table-cell office:value-type="float" office:value="486196.16" calcext:value-type="float">
            <text:p>486196,16</text:p>
          </table:table-cell>
          <table:table-cell office:value-type="float" office:value="18.21" calcext:value-type="float">
            <text:p>18,21</text:p>
          </table:table-cell>
          <table:table-cell office:value-type="float" office:value="580762.68" calcext:value-type="float">
            <text:p>580762,68</text:p>
          </table:table-cell>
          <table:table-cell office:value-type="float" office:value="487674.56" calcext:value-type="float">
            <text:p>487674,56</text:p>
          </table:table-cell>
          <table:table-cell office:value-type="float" office:value="248.94" calcext:value-type="float">
            <text:p>248,94</text:p>
          </table:table-cell>
          <table:table-cell table:formula="of:=(([.N10]-[.K10])/[.K10])*100" office:value-type="float" office:value="0.304074799768065" calcext:value-type="float">
            <text:p>0,304074799768065</text:p>
          </table:table-cell>
          <table:table-cell table:formula="of:=(([.M10]-[.N10])/[.M10])*100" office:value-type="float" office:value="16.0285988073476" calcext:value-type="float">
            <text:p>16,0285988073476</text:p>
          </table:table-cell>
        </table:table-row>
        <table:table-row table:style-name="ro1">
          <table:covered-table-cell/>
          <table:table-cell office:value-type="float" office:value="270539.22" calcext:value-type="float">
            <text:p>270539,22</text:p>
          </table:table-cell>
          <table:table-cell office:value-type="float" office:value="159.92" calcext:value-type="float">
            <text:p>159,92</text:p>
          </table:table-cell>
          <table:table-cell office:value-type="float" office:value="317138.95" calcext:value-type="float">
            <text:p>317138,95</text:p>
          </table:table-cell>
          <table:table-cell office:value-type="float" office:value="270931.22" calcext:value-type="float">
            <text:p>270931,22</text:p>
          </table:table-cell>
          <table:table-cell office:value-type="float" office:value="82.76" calcext:value-type="float">
            <text:p>82,76</text:p>
          </table:table-cell>
          <table:table-cell table:formula="of:=(([.E11]-[.B11])/[.B11])*100" office:value-type="float" office:value="0.144895812148789" calcext:value-type="float">
            <text:p>0,144895812148789</text:p>
          </table:table-cell>
          <table:table-cell table:formula="of:=(([.D11]-[.E11])/[.D11])*100" office:value-type="float" office:value="14.5701844570022" calcext:value-type="float">
            <text:p>14,5701844570022</text:p>
          </table:table-cell>
          <table:table-cell/>
          <table:covered-table-cell/>
          <table:table-cell office:value-type="float" office:value="492481.79" calcext:value-type="float">
            <text:p>492481,79</text:p>
          </table:table-cell>
          <table:table-cell office:value-type="float" office:value="22.47" calcext:value-type="float">
            <text:p>22,47</text:p>
          </table:table-cell>
          <table:table-cell office:value-type="float" office:value="597214.32" calcext:value-type="float">
            <text:p>597214,32</text:p>
          </table:table-cell>
          <table:table-cell office:value-type="float" office:value="495786.31" calcext:value-type="float">
            <text:p>495786,31</text:p>
          </table:table-cell>
          <table:table-cell office:value-type="float" office:value="244.75" calcext:value-type="float">
            <text:p>244,75</text:p>
          </table:table-cell>
          <table:table-cell table:formula="of:=(([.N11]-[.K11])/[.K11])*100" office:value-type="float" office:value="0.670993337641991" calcext:value-type="float">
            <text:p>0,670993337641991</text:p>
          </table:table-cell>
          <table:table-cell table:formula="of:=(([.M11]-[.N11])/[.M11])*100" office:value-type="float" office:value="16.9835194172839" calcext:value-type="float">
            <text:p>16,9835194172839</text:p>
          </table:table-cell>
        </table:table-row>
        <table:table-row table:style-name="ro1">
          <table:table-cell table:number-columns-repeated="2"/>
          <table:table-cell table:formula="of:=AVERAGE([.C2:.C11])" office:value-type="float" office:value="730.05" calcext:value-type="float">
            <text:p>730,05</text:p>
          </table:table-cell>
          <table:table-cell table:number-columns-repeated="2"/>
          <table:table-cell table:formula="of:=AVERAGE([.F2:.F11])" office:value-type="float" office:value="82.468" calcext:value-type="float">
            <text:p>82,468</text:p>
          </table:table-cell>
          <table:table-cell table:formula="of:=AVERAGE([.G2:.G11])" office:value-type="float" office:value="1.90761260675333" calcext:value-type="float">
            <text:p>1,90761260675333</text:p>
          </table:table-cell>
          <table:table-cell table:formula="of:=AVERAGE([.H2:.H11])" office:value-type="float" office:value="11.803847934364" calcext:value-type="float">
            <text:p>11,803847934364</text:p>
          </table:table-cell>
          <table:table-cell table:number-columns-repeated="3"/>
          <table:table-cell table:formula="of:=AVERAGE([.L2:.L11])" office:value-type="float" office:value="669.337" calcext:value-type="float">
            <text:p>669,337</text:p>
          </table:table-cell>
          <table:table-cell table:number-columns-repeated="2"/>
          <table:table-cell table:formula="of:=AVERAGE([.O2:.O11])" office:value-type="float" office:value="247.702" calcext:value-type="float">
            <text:p>247,702</text:p>
          </table:table-cell>
          <table:table-cell table:formula="of:=AVERAGE([.P2:.P11])" office:value-type="float" office:value="0.855470802712146" calcext:value-type="float">
            <text:p>0,855470802712146</text:p>
          </table:table-cell>
          <table:table-cell table:formula="of:=AVERAGE([.Q2:.Q11])" office:value-type="float" office:value="15.0737641395198" calcext:value-type="float">
            <text:p>15,0737641395198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10">
            <text:p>25-20</text:p>
          </table:table-cell>
          <table:table-cell office:value-type="float" office:value="370187.03" calcext:value-type="float">
            <text:p>370187,03</text:p>
          </table:table-cell>
          <table:table-cell office:value-type="float" office:value="1800" calcext:value-type="float">
            <text:p>1800</text:p>
          </table:table-cell>
          <table:table-cell office:value-type="float" office:value="453518.54" calcext:value-type="float">
            <text:p>453518,54</text:p>
          </table:table-cell>
          <table:table-cell office:value-type="float" office:value="388484.83" calcext:value-type="float">
            <text:p>388484,83</text:p>
          </table:table-cell>
          <table:table-cell office:value-type="float" office:value="150.95" calcext:value-type="float">
            <text:p>150,95</text:p>
          </table:table-cell>
          <table:table-cell table:formula="of:=(([.E15]-[.B15])/[.B15])*100" office:value-type="float" office:value="4.9428528060532" calcext:value-type="float">
            <text:p>4,9428528060532</text:p>
          </table:table-cell>
          <table:table-cell table:formula="of:=(([.D15]-[.E15])/[.D15])*100" office:value-type="float" office:value="14.3398128773302" calcext:value-type="float">
            <text:p>14,3398128773302</text:p>
          </table:table-cell>
          <table:table-cell/>
          <table:table-cell table:style-name="ce1" office:value-type="string" calcext:value-type="string" table:number-columns-spanned="1" table:number-rows-spanned="10">
            <text:p>35-25</text:p>
          </table:table-cell>
          <table:table-cell office:value-type="float" office:value="569859.128" calcext:value-type="float">
            <text:p>569859,128</text:p>
          </table:table-cell>
          <table:table-cell office:value-type="float" office:value="563.62" calcext:value-type="float">
            <text:p>563,62</text:p>
          </table:table-cell>
          <table:table-cell office:value-type="float" office:value="665343.76" calcext:value-type="float">
            <text:p>665343,76</text:p>
          </table:table-cell>
          <table:table-cell office:value-type="float" office:value="572377.19" calcext:value-type="float">
            <text:p>572377,19</text:p>
          </table:table-cell>
          <table:table-cell office:value-type="float" office:value="365.89" calcext:value-type="float">
            <text:p>365,89</text:p>
          </table:table-cell>
          <table:table-cell table:formula="of:=(([.N15]-[.K15])/[.N15])*100" office:value-type="float" office:value="0.439930529027531" calcext:value-type="float">
            <text:p>0,439930529027531</text:p>
          </table:table-cell>
          <table:table-cell table:formula="of:=(([.M15]-[.N15])/[.M15])*100" office:value-type="float" office:value="13.9727123915613" calcext:value-type="float">
            <text:p>13,9727123915613</text:p>
          </table:table-cell>
        </table:table-row>
        <table:table-row table:style-name="ro1">
          <table:covered-table-cell/>
          <table:table-cell office:value-type="float" office:value="373894.97" calcext:value-type="float">
            <text:p>373894,97</text:p>
          </table:table-cell>
          <table:table-cell office:value-type="float" office:value="1410.3" calcext:value-type="float">
            <text:p>1410,3</text:p>
          </table:table-cell>
          <table:table-cell office:value-type="float" office:value="442031.56" calcext:value-type="float">
            <text:p>442031,56</text:p>
          </table:table-cell>
          <table:table-cell office:value-type="float" office:value="375299.19" calcext:value-type="float">
            <text:p>375299,19</text:p>
          </table:table-cell>
          <table:table-cell office:value-type="float" office:value="151.94" calcext:value-type="float">
            <text:p>151,94</text:p>
          </table:table-cell>
          <table:table-cell table:formula="of:=(([.E16]-[.B16])/[.B16])*100" office:value-type="float" office:value="0.375565362647171" calcext:value-type="float">
            <text:p>0,375565362647171</text:p>
          </table:table-cell>
          <table:table-cell table:formula="of:=(([.D16]-[.E16])/[.D16])*100" office:value-type="float" office:value="15.0967433185087" calcext:value-type="float">
            <text:p>15,0967433185087</text:p>
          </table:table-cell>
          <table:table-cell/>
          <table:covered-table-cell/>
          <table:table-cell office:value-type="float" office:value="581837.59" calcext:value-type="float">
            <text:p>581837,59</text:p>
          </table:table-cell>
          <table:table-cell office:value-type="float" office:value="1800" calcext:value-type="float">
            <text:p>1800</text:p>
          </table:table-cell>
          <table:table-cell office:value-type="float" office:value="703256.91" calcext:value-type="float">
            <text:p>703256,91</text:p>
          </table:table-cell>
          <table:table-cell office:value-type="float" office:value="584326.23" calcext:value-type="float">
            <text:p>584326,23</text:p>
          </table:table-cell>
          <table:table-cell office:value-type="float" office:value="366.7" calcext:value-type="float">
            <text:p>366,7</text:p>
          </table:table-cell>
          <table:table-cell table:formula="of:=(([.N16]-[.K16])/[.N16])*100" office:value-type="float" office:value="0.425899073536373" calcext:value-type="float">
            <text:p>0,425899073536373</text:p>
          </table:table-cell>
          <table:table-cell table:formula="of:=(([.M16]-[.N16])/[.M16])*100" office:value-type="float" office:value="16.9114129287404" calcext:value-type="float">
            <text:p>16,9114129287404</text:p>
          </table:table-cell>
        </table:table-row>
        <table:table-row table:style-name="ro1">
          <table:covered-table-cell/>
          <table:table-cell office:value-type="float" office:value="366571.4" calcext:value-type="float">
            <text:p>366571,4</text:p>
          </table:table-cell>
          <table:table-cell office:value-type="float" office:value="1800" calcext:value-type="float">
            <text:p>1800</text:p>
          </table:table-cell>
          <table:table-cell office:value-type="float" office:value="444782.55" calcext:value-type="float">
            <text:p>444782,55</text:p>
          </table:table-cell>
          <table:table-cell office:value-type="float" office:value="381486.99" calcext:value-type="float">
            <text:p>381486,99</text:p>
          </table:table-cell>
          <table:table-cell office:value-type="float" office:value="152.5" calcext:value-type="float">
            <text:p>152,5</text:p>
          </table:table-cell>
          <table:table-cell table:formula="of:=(([.E17]-[.B17])/[.B17])*100" office:value-type="float" office:value="4.06894536780555" calcext:value-type="float">
            <text:p>4,06894536780555</text:p>
          </table:table-cell>
          <table:table-cell table:formula="of:=(([.D17]-[.E17])/[.D17])*100" office:value-type="float" office:value="14.2306751917313" calcext:value-type="float">
            <text:p>14,2306751917313</text:p>
          </table:table-cell>
          <table:table-cell/>
          <table:covered-table-cell/>
          <table:table-cell office:value-type="float" office:value="581063.93" calcext:value-type="float">
            <text:p>581063,93</text:p>
          </table:table-cell>
          <table:table-cell office:value-type="float" office:value="164.18" calcext:value-type="float">
            <text:p>164,18</text:p>
          </table:table-cell>
          <table:table-cell office:value-type="float" office:value="674024.57" calcext:value-type="float">
            <text:p>674024,57</text:p>
          </table:table-cell>
          <table:table-cell office:value-type="float" office:value="583215.92" calcext:value-type="float">
            <text:p>583215,92</text:p>
          </table:table-cell>
          <table:table-cell office:value-type="float" office:value="365.29" calcext:value-type="float">
            <text:p>365,29</text:p>
          </table:table-cell>
          <table:table-cell table:formula="of:=(([.N17]-[.K17])/[.N17])*100" office:value-type="float" office:value="0.368986841099946" calcext:value-type="float">
            <text:p>0,368986841099946</text:p>
          </table:table-cell>
          <table:table-cell table:formula="of:=(([.M17]-[.N17])/[.M17])*100" office:value-type="float" office:value="13.4726023414844" calcext:value-type="float">
            <text:p>13,4726023414844</text:p>
          </table:table-cell>
        </table:table-row>
        <table:table-row table:style-name="ro1">
          <table:covered-table-cell/>
          <table:table-cell office:value-type="float" office:value="386654.19" calcext:value-type="float">
            <text:p>386654,19</text:p>
          </table:table-cell>
          <table:table-cell office:value-type="float" office:value="1800" calcext:value-type="float">
            <text:p>1800</text:p>
          </table:table-cell>
          <table:table-cell office:value-type="float" office:value="456592.72" calcext:value-type="float">
            <text:p>456592,72</text:p>
          </table:table-cell>
          <table:table-cell office:value-type="float" office:value="398649.99" calcext:value-type="float">
            <text:p>398649,99</text:p>
          </table:table-cell>
          <table:table-cell office:value-type="float" office:value="151.91" calcext:value-type="float">
            <text:p>151,91</text:p>
          </table:table-cell>
          <table:table-cell table:formula="of:=(([.E18]-[.B18])/[.B18])*100" office:value-type="float" office:value="3.10246217686144" calcext:value-type="float">
            <text:p>3,10246217686144</text:p>
          </table:table-cell>
          <table:table-cell table:formula="of:=(([.D18]-[.E18])/[.D18])*100" office:value-type="float" office:value="12.6902439443187" calcext:value-type="float">
            <text:p>12,6902439443187</text:p>
          </table:table-cell>
          <table:table-cell/>
          <table:covered-table-cell/>
          <table:table-cell office:value-type="float" office:value="571302.71" calcext:value-type="float">
            <text:p>571302,71</text:p>
          </table:table-cell>
          <table:table-cell office:value-type="float" office:value="1800" calcext:value-type="float">
            <text:p>1800</text:p>
          </table:table-cell>
          <table:table-cell office:value-type="float" office:value="722087.71" calcext:value-type="float">
            <text:p>722087,71</text:p>
          </table:table-cell>
          <table:table-cell office:value-type="float" office:value="576627.17" calcext:value-type="float">
            <text:p>576627,17</text:p>
          </table:table-cell>
          <table:table-cell office:value-type="float" office:value="361.21" calcext:value-type="float">
            <text:p>361,21</text:p>
          </table:table-cell>
          <table:table-cell table:formula="of:=(([.N18]-[.K18])/[.N18])*100" office:value-type="float" office:value="0.923380006530056" calcext:value-type="float">
            <text:p>0,923380006530056</text:p>
          </table:table-cell>
          <table:table-cell table:formula="of:=(([.M18]-[.N18])/[.M18])*100" office:value-type="float" office:value="20.1444420096833" calcext:value-type="float">
            <text:p>20,1444420096833</text:p>
          </table:table-cell>
        </table:table-row>
        <table:table-row table:style-name="ro1">
          <table:covered-table-cell/>
          <table:table-cell office:value-type="float" office:value="390231.36" calcext:value-type="float">
            <text:p>390231,36</text:p>
          </table:table-cell>
          <table:table-cell office:value-type="float" office:value="1800" calcext:value-type="float">
            <text:p>1800</text:p>
          </table:table-cell>
          <table:table-cell office:value-type="float" office:value="462918.88" calcext:value-type="float">
            <text:p>462918,88</text:p>
          </table:table-cell>
          <table:table-cell office:value-type="float" office:value="402444.15" calcext:value-type="float">
            <text:p>402444,15</text:p>
          </table:table-cell>
          <table:table-cell office:value-type="float" office:value="155.14" calcext:value-type="float">
            <text:p>155,14</text:p>
          </table:table-cell>
          <table:table-cell table:formula="of:=(([.E19]-[.B19])/[.B19])*100" office:value-type="float" office:value="3.12962802374469" calcext:value-type="float">
            <text:p>3,12962802374469</text:p>
          </table:table-cell>
          <table:table-cell table:formula="of:=(([.D19]-[.E19])/[.D19])*100" office:value-type="float" office:value="13.0637856032141" calcext:value-type="float">
            <text:p>13,0637856032141</text:p>
          </table:table-cell>
          <table:table-cell/>
          <table:covered-table-cell/>
          <table:table-cell office:value-type="float" office:value="568119.22" calcext:value-type="float">
            <text:p>568119,22</text:p>
          </table:table-cell>
          <table:table-cell office:value-type="float" office:value="910.01" calcext:value-type="float">
            <text:p>910,01</text:p>
          </table:table-cell>
          <table:table-cell office:value-type="float" office:value="677087.06" calcext:value-type="float">
            <text:p>677087,06</text:p>
          </table:table-cell>
          <table:table-cell office:value-type="float" office:value="572792.98" calcext:value-type="float">
            <text:p>572792,98</text:p>
          </table:table-cell>
          <table:table-cell office:value-type="float" office:value="270.46" calcext:value-type="float">
            <text:p>270,46</text:p>
          </table:table-cell>
          <table:table-cell table:formula="of:=(([.N19]-[.K19])/[.N19])*100" office:value-type="float" office:value="0.815959720735406" calcext:value-type="float">
            <text:p>0,815959720735406</text:p>
          </table:table-cell>
          <table:table-cell table:formula="of:=(([.M19]-[.N19])/[.M19])*100" office:value-type="float" office:value="15.4033485738156" calcext:value-type="float">
            <text:p>15,4033485738156</text:p>
          </table:table-cell>
        </table:table-row>
        <table:table-row table:style-name="ro1">
          <table:covered-table-cell/>
          <table:table-cell office:value-type="float" office:value="388224.67" calcext:value-type="float">
            <text:p>388224,67</text:p>
          </table:table-cell>
          <table:table-cell office:value-type="float" office:value="1800" calcext:value-type="float">
            <text:p>1800</text:p>
          </table:table-cell>
          <table:table-cell office:value-type="float" office:value="458200" calcext:value-type="float">
            <text:p>458200</text:p>
          </table:table-cell>
          <table:table-cell office:value-type="float" office:value="401414.19" calcext:value-type="float">
            <text:p>401414,19</text:p>
          </table:table-cell>
          <table:table-cell office:value-type="float" office:value="154.5" calcext:value-type="float">
            <text:p>154,5</text:p>
          </table:table-cell>
          <table:table-cell table:formula="of:=(([.E20]-[.B20])/[.B20])*100" office:value-type="float" office:value="3.39739357625058" calcext:value-type="float">
            <text:p>3,39739357625058</text:p>
          </table:table-cell>
          <table:table-cell table:formula="of:=(([.D20]-[.E20])/[.D20])*100" office:value-type="float" office:value="12.3932365779136" calcext:value-type="float">
            <text:p>12,3932365779136</text:p>
          </table:table-cell>
          <table:table-cell/>
          <table:covered-table-cell/>
          <table:table-cell office:value-type="float" office:value="581260.99" calcext:value-type="float">
            <text:p>581260,99</text:p>
          </table:table-cell>
          <table:table-cell office:value-type="float" office:value="32.86" calcext:value-type="float">
            <text:p>32,86</text:p>
          </table:table-cell>
          <table:table-cell office:value-type="float" office:value="695610.25" calcext:value-type="float">
            <text:p>695610,25</text:p>
          </table:table-cell>
          <table:table-cell office:value-type="float" office:value="589203.87" calcext:value-type="float">
            <text:p>589203,87</text:p>
          </table:table-cell>
          <table:table-cell office:value-type="float" office:value="268.42" calcext:value-type="float">
            <text:p>268,42</text:p>
          </table:table-cell>
          <table:table-cell table:formula="of:=(([.N20]-[.K20])/[.N20])*100" office:value-type="float" office:value="1.34806989641803" calcext:value-type="float">
            <text:p>1,34806989641803</text:p>
          </table:table-cell>
          <table:table-cell table:formula="of:=(([.M20]-[.N20])/[.M20])*100" office:value-type="float" office:value="15.2968389985628" calcext:value-type="float">
            <text:p>15,2968389985628</text:p>
          </table:table-cell>
        </table:table-row>
        <table:table-row table:style-name="ro1">
          <table:covered-table-cell/>
          <table:table-cell office:value-type="float" office:value="359569.76" calcext:value-type="float">
            <text:p>359569,76</text:p>
          </table:table-cell>
          <table:table-cell office:value-type="float" office:value="68.9" calcext:value-type="float">
            <text:p>68,9</text:p>
          </table:table-cell>
          <table:table-cell office:value-type="float" office:value="428018.56" calcext:value-type="float">
            <text:p>428018,56</text:p>
          </table:table-cell>
          <table:table-cell office:value-type="float" office:value="364314.88" calcext:value-type="float">
            <text:p>364314,88</text:p>
          </table:table-cell>
          <table:table-cell office:value-type="float" office:value="156.84" calcext:value-type="float">
            <text:p>156,84</text:p>
          </table:table-cell>
          <table:table-cell table:formula="of:=(([.E21]-[.B21])/[.B21])*100" office:value-type="float" office:value="1.31966603643198" calcext:value-type="float">
            <text:p>1,31966603643198</text:p>
          </table:table-cell>
          <table:table-cell table:formula="of:=(([.D21]-[.E21])/[.D21])*100" office:value-type="float" office:value="14.883391972535" calcext:value-type="float">
            <text:p>14,883391972535</text:p>
          </table:table-cell>
          <table:table-cell/>
          <table:covered-table-cell/>
          <table:table-cell office:value-type="float" office:value="575877.12" calcext:value-type="float">
            <text:p>575877,12</text:p>
          </table:table-cell>
          <table:table-cell office:value-type="float" office:value="405.84" calcext:value-type="float">
            <text:p>405,84</text:p>
          </table:table-cell>
          <table:table-cell office:value-type="float" office:value="703242.67" calcext:value-type="float">
            <text:p>703242,67</text:p>
          </table:table-cell>
          <table:table-cell office:value-type="float" office:value="579940.58" calcext:value-type="float">
            <text:p>579940,58</text:p>
          </table:table-cell>
          <table:table-cell office:value-type="float" office:value="266.39" calcext:value-type="float">
            <text:p>266,39</text:p>
          </table:table-cell>
          <table:table-cell table:formula="of:=(([.N21]-[.K21])/[.N21])*100" office:value-type="float" office:value="0.7006683339869" calcext:value-type="float">
            <text:p>0,7006683339869</text:p>
          </table:table-cell>
          <table:table-cell table:formula="of:=(([.M21]-[.N21])/[.M21])*100" office:value-type="float" office:value="17.5333629854969" calcext:value-type="float">
            <text:p>17,5333629854969</text:p>
          </table:table-cell>
        </table:table-row>
        <table:table-row table:style-name="ro1">
          <table:covered-table-cell/>
          <table:table-cell office:value-type="float" office:value="373048.83" calcext:value-type="float">
            <text:p>373048,83</text:p>
          </table:table-cell>
          <table:table-cell office:value-type="float" office:value="545.81" calcext:value-type="float">
            <text:p>545,81</text:p>
          </table:table-cell>
          <table:table-cell office:value-type="float" office:value="434821.71" calcext:value-type="float">
            <text:p>434821,71</text:p>
          </table:table-cell>
          <table:table-cell office:value-type="float" office:value="374863.31" calcext:value-type="float">
            <text:p>374863,31</text:p>
          </table:table-cell>
          <table:table-cell office:value-type="float" office:value="156.35" calcext:value-type="float">
            <text:p>156,35</text:p>
          </table:table-cell>
          <table:table-cell table:formula="of:=(([.E22]-[.B22])/[.B22])*100" office:value-type="float" office:value="0.486392089743314" calcext:value-type="float">
            <text:p>0,486392089743314</text:p>
          </table:table-cell>
          <table:table-cell table:formula="of:=(([.D22]-[.E22])/[.D22])*100" office:value-type="float" office:value="13.7891918966052" calcext:value-type="float">
            <text:p>13,7891918966052</text:p>
          </table:table-cell>
          <table:table-cell/>
          <table:covered-table-cell/>
          <table:table-cell office:value-type="float" office:value="565137.84" calcext:value-type="float">
            <text:p>565137,84</text:p>
          </table:table-cell>
          <table:table-cell office:value-type="float" office:value="28.09" calcext:value-type="float">
            <text:p>28,09</text:p>
          </table:table-cell>
          <table:table-cell office:value-type="float" office:value="675819.09" calcext:value-type="float">
            <text:p>675819,09</text:p>
          </table:table-cell>
          <table:table-cell office:value-type="float" office:value="570497.45" calcext:value-type="float">
            <text:p>570497,45</text:p>
          </table:table-cell>
          <table:table-cell office:value-type="float" office:value="270.6" calcext:value-type="float">
            <text:p>270,6</text:p>
          </table:table-cell>
          <table:table-cell table:formula="of:=(([.N22]-[.K22])/[.N22])*100" office:value-type="float" office:value="0.93946256902638" calcext:value-type="float">
            <text:p>0,93946256902638</text:p>
          </table:table-cell>
          <table:table-cell table:formula="of:=(([.M22]-[.N22])/[.M22])*100" office:value-type="float" office:value="15.584294903537" calcext:value-type="float">
            <text:p>15,584294903537</text:p>
          </table:table-cell>
        </table:table-row>
        <table:table-row table:style-name="ro1">
          <table:covered-table-cell/>
          <table:table-cell office:value-type="float" office:value="363873" calcext:value-type="float">
            <text:p>363873</text:p>
          </table:table-cell>
          <table:table-cell office:value-type="float" office:value="542.8" calcext:value-type="float">
            <text:p>542,8</text:p>
          </table:table-cell>
          <table:table-cell office:value-type="float" office:value="435383.23" calcext:value-type="float">
            <text:p>435383,23</text:p>
          </table:table-cell>
          <table:table-cell office:value-type="float" office:value="368608.05" calcext:value-type="float">
            <text:p>368608,05</text:p>
          </table:table-cell>
          <table:table-cell office:value-type="float" office:value="152.02" calcext:value-type="float">
            <text:p>152,02</text:p>
          </table:table-cell>
          <table:table-cell table:formula="of:=(([.E23]-[.B23])/[.B23])*100" office:value-type="float" office:value="1.30129193427377" calcext:value-type="float">
            <text:p>1,30129193427377</text:p>
          </table:table-cell>
          <table:table-cell table:formula="of:=(([.D23]-[.E23])/[.D23])*100" office:value-type="float" office:value="15.3371042793725" calcext:value-type="float">
            <text:p>15,3371042793725</text:p>
          </table:table-cell>
          <table:table-cell/>
          <table:covered-table-cell/>
          <table:table-cell office:value-type="float" office:value="556111" calcext:value-type="float">
            <text:p>556111</text:p>
          </table:table-cell>
          <table:table-cell office:value-type="float" office:value="65.22" calcext:value-type="float">
            <text:p>65,22</text:p>
          </table:table-cell>
          <table:table-cell office:value-type="float" office:value="667928.44" calcext:value-type="float">
            <text:p>667928,44</text:p>
          </table:table-cell>
          <table:table-cell office:value-type="float" office:value="560204.33" calcext:value-type="float">
            <text:p>560204,33</text:p>
          </table:table-cell>
          <table:table-cell office:value-type="float" office:value="281.09" calcext:value-type="float">
            <text:p>281,09</text:p>
          </table:table-cell>
          <table:table-cell table:formula="of:=(([.N23]-[.K23])/[.N23])*100" office:value-type="float" office:value="0.730685176960335" calcext:value-type="float">
            <text:p>0,730685176960335</text:p>
          </table:table-cell>
          <table:table-cell table:formula="of:=(([.M23]-[.N23])/[.M23])*100" office:value-type="float" office:value="16.1280915063296" calcext:value-type="float">
            <text:p>16,1280915063296</text:p>
          </table:table-cell>
        </table:table-row>
        <table:table-row table:style-name="ro1">
          <table:covered-table-cell/>
          <table:table-cell office:value-type="float" office:value="364830.98" calcext:value-type="float">
            <text:p>364830,98</text:p>
          </table:table-cell>
          <table:table-cell office:value-type="float" office:value="1800" calcext:value-type="float">
            <text:p>1800</text:p>
          </table:table-cell>
          <table:table-cell office:value-type="float" office:value="438440.24" calcext:value-type="float">
            <text:p>438440,24</text:p>
          </table:table-cell>
          <table:table-cell office:value-type="float" office:value="381531.99" calcext:value-type="float">
            <text:p>381531,99</text:p>
          </table:table-cell>
          <table:table-cell office:value-type="float" office:value="151.7" calcext:value-type="float">
            <text:p>151,7</text:p>
          </table:table-cell>
          <table:table-cell table:formula="of:=(([.E24]-[.B24])/[.B24])*100" office:value-type="float" office:value="4.57773898477591" calcext:value-type="float">
            <text:p>4,57773898477591</text:p>
          </table:table-cell>
          <table:table-cell table:formula="of:=(([.D24]-[.E24])/[.D24])*100" office:value-type="float" office:value="12.9797050562695" calcext:value-type="float">
            <text:p>12,9797050562695</text:p>
          </table:table-cell>
          <table:table-cell/>
          <table:covered-table-cell/>
          <table:table-cell office:value-type="float" office:value="578680.21" calcext:value-type="float">
            <text:p>578680,21</text:p>
          </table:table-cell>
          <table:table-cell office:value-type="float" office:value="1800" calcext:value-type="float">
            <text:p>1800</text:p>
          </table:table-cell>
          <table:table-cell office:value-type="float" office:value="674898.4" calcext:value-type="float">
            <text:p>674898,4</text:p>
          </table:table-cell>
          <table:table-cell office:value-type="float" office:value="579899.51" calcext:value-type="float">
            <text:p>579899,51</text:p>
          </table:table-cell>
          <table:table-cell office:value-type="float" office:value="278.52" calcext:value-type="float">
            <text:p>278,52</text:p>
          </table:table-cell>
          <table:table-cell table:formula="of:=(([.N24]-[.K24])/[.N24])*100" office:value-type="float" office:value="0.210260567386933" calcext:value-type="float">
            <text:p>0,210260567386933</text:p>
          </table:table-cell>
          <table:table-cell table:formula="of:=(([.M24]-[.N24])/[.M24])*100" office:value-type="float" office:value="14.0760283325609" calcext:value-type="float">
            <text:p>14,0760283325609</text:p>
          </table:table-cell>
        </table:table-row>
        <table:table-row table:style-name="ro1">
          <table:table-cell table:number-columns-repeated="2"/>
          <table:table-cell table:formula="of:=AVERAGE([.C15:.C24])" office:value-type="float" office:value="1336.781" calcext:value-type="float">
            <text:p>1336,781</text:p>
          </table:table-cell>
          <table:table-cell table:number-columns-repeated="2"/>
          <table:table-cell table:formula="of:=AVERAGE([.F15:.F24])" office:value-type="float" office:value="153.385" calcext:value-type="float">
            <text:p>153,385</text:p>
          </table:table-cell>
          <table:table-cell table:formula="of:=AVERAGE([.G15:.G24])" office:value-type="float" office:value="2.67019363585876" calcext:value-type="float">
            <text:p>2,67019363585876</text:p>
          </table:table-cell>
          <table:table-cell table:formula="of:=AVERAGE([.H15:.H24])" office:value-type="float" office:value="13.8803890717799" calcext:value-type="float">
            <text:p>13,8803890717799</text:p>
          </table:table-cell>
          <table:table-cell table:number-columns-repeated="3"/>
          <table:table-cell table:formula="of:=AVERAGE([.L15:.L24])" office:value-type="float" office:value="756.982" calcext:value-type="float">
            <text:p>756,982</text:p>
          </table:table-cell>
          <table:table-cell table:number-columns-repeated="2"/>
          <table:table-cell table:formula="of:=AVERAGE([.O15:.O24])" office:value-type="float" office:value="309.457" calcext:value-type="float">
            <text:p>309,457</text:p>
          </table:table-cell>
          <table:table-cell table:formula="of:=AVERAGE([.P15:.P24])" office:value-type="float" office:value="0.690330271470789" calcext:value-type="float">
            <text:p>0,690330271470789</text:p>
          </table:table-cell>
          <table:table-cell table:formula="of:=AVERAGE([.Q15:.Q24])" office:value-type="float" office:value="15.8523134971772" calcext:value-type="float">
            <text:p>15,85231349717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2:39:18.427264172</meta:creation-date>
    <dc:date>2023-09-08T16:01:32.011787135</dc:date>
    <meta:editing-duration>PT17H12M45S</meta:editing-duration>
    <meta:editing-cycles>3</meta:editing-cycles>
    <meta:generator>LibreOffice/7.3.7.2$Linux_X86_64 LibreOffice_project/30$Build-2</meta:generator>
    <meta:document-statistic meta:table-count="1" meta:cell-count="316" meta:object-count="0"/>
  </office:meta>
</office:document-meta>
</file>